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-dash="Dash_20_1" svg:stroke-width="0cm" svg:stroke-color="#000000" draw:marker-start-width="0.275cm" draw:marker-start-center="false" draw:marker-end-width="0.275cm" draw:marker-end-center="false" svg:stroke-opacity="100%" draw:stroke-linejoin="round" draw:fill="solid" draw:fill-color="#ffffff" draw:fill-gradient-name="Linear_20_yellow_2f_brown" draw:gradient-step-count="0" draw:fill-hatch-name="Hatch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-dash="Dash_20_1" svg:stroke-width="0cm" svg:stroke-color="#000000" draw:marker-start-width="0.275cm" draw:marker-start-center="false" draw:marker-end-width="0.275cm" draw:marker-end-center="false" svg:stroke-opacity="100%" draw:stroke-linejoin="round" draw:fill="solid" draw:fill-color="#000000" draw:fill-gradient-name="Linear_20_yellow_2f_brown" draw:gradient-step-count="0" draw:fill-hatch-name="Hatch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none" draw:stroke-dash="Dash_20_1" svg:stroke-width="0cm" svg:stroke-color="#000000" draw:marker-start-width="0.275cm" draw:marker-start-center="false" draw:marker-end-width="0.275cm" draw:marker-end-center="false" svg:stroke-opacity="100%" draw:stroke-linejoin="round" draw:fill="none" draw:fill-color="#ffffff" draw:gradient-step-count="0" draw:fill-hatch-name="Hatch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1.687cm" fo:min-width="4.75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309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fill="solid" draw:fill-color="#ffffff" draw:textarea-horizontal-align="center" draw:textarea-vertical-align="middle"/>
    </style:style>
    <style:style style:name="gr8" style:family="graphic" style:parent-style-name="objectwithoutfill">
      <style:graphic-properties draw:fill="solid" draw:fill-color="#ffffff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13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4cm"/>
    </style:style>
    <style:style style:name="gr13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draw:textarea-horizontal-align="center" draw:textarea-vertical-align="middle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objectwithoutfill">
      <style:graphic-properties draw:stroke="none" draw:fill="solid" draw:fill-color="#c0c0c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96cm"/>
    </style:style>
    <style:style style:name="gr18" style:family="graphic" style:parent-style-name="standard">
      <style:graphic-properties draw:stroke="dash" draw:stroke-dash="Fine_20_Dashed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20" style:family="graphic" style:parent-style-name="standard">
      <style:graphic-properties draw:marker-end="Line_20_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56cm"/>
    </style:style>
    <style:style style:name="gr2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57cm"/>
    </style:style>
    <style:style style:name="gr25" style:family="graphic" style:parent-style-name="standard">
      <style:graphic-properties draw:stroke="none" svg:stroke-color="#000000" draw:fill="none" draw:fill-color="#ffffff" fo:min-height="1.323cm"/>
    </style:style>
    <style:style style:name="gr26" style:family="graphic" style:parent-style-name="standard">
      <style:graphic-properties draw:stroke="none" svg:stroke-color="#000000" draw:fill="none" draw:fill-color="#ffffff" fo:min-height="0.975cm"/>
    </style:style>
    <style:style style:name="gr27" style:family="graphic" style:parent-style-name="standard">
      <style:graphic-properties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fo:font-weight="bold"/>
    </style:style>
    <style:style style:name="P4" style:family="paragraph">
      <style:paragraph-properties fo:text-align="center"/>
      <style:text-properties fo:font-family="Arial" style:font-family-generic="swiss" style:font-pitch="variable" fo:font-size="14pt" fo:font-weight="bold"/>
    </style:style>
    <style:style style:name="P5" style:family="paragraph">
      <style:paragraph-properties fo:text-align="center"/>
      <style:text-properties fo:font-family="Arial" style:font-family-generic="swiss" style:font-pitch="variable" fo:font-size="12pt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/>
    </style:style>
    <style:style style:name="P7" style:family="paragraph">
      <style:paragraph-properties fo:margin-left="0cm" fo:margin-right="0cm" fo:text-align="center" fo:text-indent="0cm"/>
      <style:text-properties fo:font-family="Arial" style:font-style-name="Standard" style:font-family-generic="swiss" style:font-pitch="variable" fo:font-size="20pt"/>
    </style:style>
    <style:style style:name="P8" style:family="paragraph">
      <style:paragraph-properties fo:text-align="center"/>
      <style:text-properties fo:font-family="Arial" style:font-family-generic="swiss" style:font-pitch="variable" fo:font-size="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font-weight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10pt" fo:font-weight="bold"/>
    </style:style>
    <style:style style:name="T2" style:family="text">
      <style:text-properties fo:font-family="Arial" style:font-family-generic="swiss" style:font-pitch="variable" fo:font-size="14pt" fo:font-weight="bold"/>
    </style:style>
    <style:style style:name="T3" style:family="text">
      <style:text-properties fo:font-family="Arial" style:font-family-generic="swiss" style:font-pitch="variable" fo:font-size="12pt"/>
    </style:style>
    <style:style style:name="T4" style:family="text">
      <style:text-properties fo:font-family="Arial" style:font-style-name="Standard" style:font-family-generic="swiss" style:font-pitch="variable" fo:font-size="20pt"/>
    </style:style>
    <style:style style:name="T5" style:family="text">
      <style:text-properties fo:font-family="Arial" style:font-family-generic="swiss" style:font-pitch="variable" fo:font-size="8pt"/>
    </style:style>
    <style:style style:name="T6" style:family="text">
      <style:text-properties fo:font-family="Arial" style:font-family-generic="swiss" style:font-pitch="variable" fo:font-size="14pt" fo:font-weight="normal"/>
    </style:style>
    <style:style style:name="T7" style:family="text">
      <style:text-properties fo:font-family="Arial" style:font-family-generic="swiss" style:font-pitch="variable" fo:font-size="12pt" fo:font-weight="bold"/>
    </style:style>
    <style:style style:name="T8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927cm" svg:height="4.609cm" svg:x="1.545cm" svg:y="13.258cm">
            <text:p/>
          </draw:rect>
          <draw:rect draw:style-name="gr1" draw:text-style-name="P1" draw:layer="layout" svg:width="3.927cm" svg:height="4.609cm" svg:x="1.374cm" svg:y="13.467cm">
            <text:p/>
          </draw:rect>
          <draw:rect draw:style-name="gr1" draw:text-style-name="P1" draw:layer="layout" svg:width="3.927cm" svg:height="4.609cm" svg:x="1.173cm" svg:y="13.666cm">
            <text:p/>
          </draw:rect>
          <draw:rect draw:style-name="gr1" draw:text-style-name="P1" draw:layer="layout" svg:width="3.753cm" svg:height="2.98cm" svg:x="1.253cm" svg:y="15.06cm">
            <text:p/>
          </draw:rect>
          <draw:g>
            <draw:g>
              <draw:rect draw:style-name="gr2" draw:text-style-name="P1" draw:layer="layout" svg:width="2.279cm" svg:height="1.684cm" svg:x="2.221cm" svg:y="16.296cm">
                <text:p/>
              </draw:rect>
              <draw:g>
                <draw:rect draw:style-name="gr3" draw:text-style-name="P1" draw:layer="layout" svg:width="-0.431cm" svg:height="-0.068cm" svg:x="2.22cm" svg:y="17.167cm">
                  <text:p/>
                </draw:rect>
                <draw:ellipse draw:style-name="gr2" draw:text-style-name="P1" draw:layer="layout" svg:width="-0.448cm" svg:height="-0.45cm" svg:x="1.91cm" svg:y="17.351cm">
                  <text:p/>
                </draw:ellipse>
              </draw:g>
              <draw:frame draw:style-name="gr4" draw:text-style-name="P3" draw:layer="layout" svg:width="2.315cm" svg:height="1.687cm" svg:x="2.215cm" svg:y="16.295cm">
                <draw:text-box>
                  <text:p text:style-name="P2"><text:span text:style-name="T1">Component</text:span></text:p>
                </draw:text-box>
              </draw:frame>
              <draw:g>
                <draw:circle draw:style-name="gr2" draw:text-style-name="P1" draw:layer="layout" svg:width="0.296cm" svg:height="0.296cm" draw:transform="skewX (-0.0033161255787886) rotate (-1.57411245237457) translate (4.295cm 15.786cm)">
                  <text:p/>
                </draw:circle>
                <draw:rect draw:style-name="gr3" draw:text-style-name="P1" draw:layer="layout" svg:width="0.199cm" svg:height="0.046cm" draw:transform="rotate (-1.57079632679579) translate (4.162cm 16.091cm)">
                  <text:p/>
                </draw:rect>
              </draw:g>
            </draw:g>
          </draw:g>
          <draw:frame draw:style-name="gr5" draw:text-style-name="P4" draw:layer="layout" svg:width="2.309cm" svg:height="1.111cm" svg:x="2.093cm" svg:y="13.743cm">
            <draw:text-box>
              <text:p text:style-name="P2"><text:span text:style-name="T2">Locality</text:span></text:p>
              <text:p text:style-name="P2"><text:span text:style-name="T2">Manager</text:span></text:p>
            </draw:text-box>
          </draw:frame>
          <draw:frame draw:style-name="gr5" draw:text-style-name="P4" draw:layer="layout" svg:width="2.309cm" svg:height="0.568cm" svg:x="2.033cm" svg:y="15.176cm">
            <draw:text-box>
              <text:p text:style-name="P2"><text:span text:style-name="T2">Container</text:span></text:p>
            </draw:text-box>
          </draw:frame>
        </draw:g>
        <draw:rect draw:style-name="gr6" draw:text-style-name="P5" draw:id="id1" draw:layer="layout" svg:width="3.952cm" svg:height="1.046cm" svg:x="24.64cm" svg:y="3.569cm" draw:corner-radius="0.5cm">
          <text:p text:style-name="P2"><text:span text:style-name="T3">Plan Launcher</text:span></text:p>
        </draw:rect>
        <draw:rect draw:style-name="gr6" draw:text-style-name="P5" draw:id="id5" draw:layer="layout" svg:width="3.952cm" svg:height="1.046cm" svg:x="14.669cm" svg:y="5.489cm" draw:corner-radius="0.5cm">
          <text:p text:style-name="P2"><text:span text:style-name="T3">ExecutionManager</text:span></text:p>
        </draw:rect>
        <draw:g>
          <draw:rect draw:style-name="gr7" draw:text-style-name="P5" draw:layer="layout" svg:width="5.677cm" svg:height="0.967cm" svg:x="6.203cm" svg:y="9.205cm">
            <text:p/>
          </draw:rect>
          <draw:rect draw:style-name="gr7" draw:text-style-name="P5" draw:layer="layout" svg:width="5.677cm" svg:height="0.967cm" svg:x="6.002cm" svg:y="9.404cm">
            <text:p/>
          </draw:rect>
          <draw:rect draw:style-name="gr8" draw:text-style-name="P6" draw:id="id12" draw:layer="layout" svg:width="5.677cm" svg:height="0.967cm" svg:x="5.801cm" svg:y="9.603cm">
            <text:p text:style-name="P2"><text:span text:style-name="T3">NodeApplicationManager</text:span></text:p>
          </draw:rect>
        </draw:g>
        <draw:g>
          <draw:rect draw:style-name="gr6" draw:text-style-name="P5" draw:layer="layout" svg:width="3.323cm" svg:height="0.879cm" svg:x="1.321cm" svg:y="3.122cm" draw:corner-radius="0.5cm">
            <text:p text:style-name="P2"><text:span text:style-name="T3">executable</text:span></text:p>
          </draw:rect>
          <draw:rect draw:style-name="gr6" draw:text-style-name="P5" draw:layer="layout" svg:width="3.514cm" svg:height="0.967cm" svg:x="1.225cm" svg:y="4.3cm">
            <text:p text:style-name="P2"><text:span text:style-name="T3">application</text:span></text:p>
          </draw:rect>
          <draw:rect draw:style-name="gr9" draw:text-style-name="P1" draw:layer="layout" svg:width="4.731cm" svg:height="8.971cm" svg:x="0.622cm" svg:y="1.785cm">
            <text:p/>
          </draw:rect>
          <draw:frame draw:style-name="gr10" draw:text-style-name="P7" draw:layer="layout" svg:width="4.139cm" svg:height="0.813cm" svg:x="0.943cm" svg:y="1.998cm">
            <draw:text-box>
              <text:p text:style-name="P2"><text:span text:style-name="T4">legend</text:span></text:p>
            </draw:text-box>
          </draw:frame>
          <draw:g>
            <draw:polygon draw:style-name="gr8" draw:text-style-name="P6" draw:layer="layout" svg:width="3.476cm" svg:height="1.027cm" svg:x="1.254cm" svg:y="5.645cm" svg:viewBox="0 0 3477 1028" draw:points="0,1028 0,1 3157,0 3157,222 3477,222 3477,1028">
              <text:p text:style-name="P2"><text:span text:style-name="T3">data</text:span></text:p>
            </draw:polygon>
            <draw:line draw:style-name="gr1" draw:text-style-name="P1" draw:layer="layout" svg:x1="4.426cm" svg:y1="5.655cm" svg:x2="4.71cm" svg:y2="5.863cm">
              <text:p/>
            </draw:line>
          </draw:g>
          <draw:line draw:style-name="gr11" draw:text-style-name="P1" draw:layer="layout" svg:x1="1.346cm" svg:y1="7.423cm" svg:x2="4.706cm" svg:y2="7.423cm">
            <text:p/>
          </draw:line>
          <draw:frame draw:style-name="gr12" draw:text-style-name="P6" draw:layer="layout" svg:width="3.361cm" svg:height="0.54cm" svg:x="1.306cm" svg:y="7.636cm">
            <draw:text-box>
              <text:p text:style-name="P2"><text:span text:style-name="T3">invocation</text:span></text:p>
            </draw:text-box>
          </draw:frame>
          <draw:line draw:style-name="gr13" draw:text-style-name="P1" draw:layer="layout" svg:x1="1.364cm" svg:y1="8.716cm" svg:x2="4.647cm" svg:y2="8.716cm">
            <text:p/>
          </draw:line>
          <draw:frame draw:style-name="gr12" draw:text-style-name="P6" draw:layer="layout" svg:width="3.361cm" svg:height="0.54cm" svg:x="1.307cm" svg:y="8.836cm">
            <draw:text-box>
              <text:p text:style-name="P2"><text:span text:style-name="T3">generation</text:span></text:p>
            </draw:text-box>
          </draw:frame>
          <draw:line draw:style-name="gr14" draw:text-style-name="P1" draw:layer="layout" svg:x1="1.403cm" svg:y1="9.899cm" svg:x2="4.57cm" svg:y2="9.899cm">
            <text:p/>
          </draw:line>
          <draw:frame draw:style-name="gr12" draw:text-style-name="P6" draw:layer="layout" svg:width="3.361cm" svg:height="0.54cm" svg:x="1.308cm" svg:y="9.936cm">
            <draw:text-box>
              <text:p text:style-name="P2"><text:span text:style-name="T3">use</text:span></text:p>
            </draw:text-box>
          </draw:frame>
        </draw:g>
        <draw:g draw:id="id10">
          <draw:rect draw:style-name="gr8" draw:text-style-name="P6" draw:layer="layout" svg:width="4.565cm" svg:height="0.967cm" svg:x="7.347cm" svg:y="11.761cm">
            <text:p text:style-name="P2"><text:span text:style-name="T3">NodeApplication</text:span></text:p>
          </draw:rect>
          <draw:rect draw:style-name="gr8" draw:text-style-name="P6" draw:layer="layout" svg:width="4.565cm" svg:height="0.967cm" svg:x="7.147cm" svg:y="12.061cm">
            <text:p text:style-name="P2"><text:span text:style-name="T3">NodeApplication</text:span></text:p>
          </draw:rect>
          <draw:rect draw:style-name="gr8" draw:text-style-name="P6" draw:layer="layout" svg:width="4.565cm" svg:height="0.967cm" svg:x="6.846cm" svg:y="12.36cm">
            <text:p text:style-name="P2"><text:span text:style-name="T3">NodeApplication</text:span></text:p>
          </draw:rect>
        </draw:g>
        <draw:g>
          <draw:polygon draw:style-name="gr6" draw:text-style-name="P8" draw:layer="layout" svg:width="4.553cm" svg:height="1.608cm" svg:x="19.345cm" svg:y="3.904cm" svg:viewBox="0 0 4554 1609" draw:points="0,1609 0,1 4135,0 4135,347 4554,347 4554,1609">
            <text:p text:style-name="P2"><text:span text:style-name="T5">&lt;&lt;Deployment::Deployment Plan&gt;&gt;</text:span></text:p>
            <text:p text:style-name="P2"><text:span text:style-name="T6">Plan</text:span></text:p>
          </draw:polygon>
          <draw:line draw:style-name="gr15" draw:text-style-name="P1" draw:layer="layout" svg:x1="23.48cm" svg:y1="3.904cm" svg:x2="23.899cm" svg:y2="4.251cm">
            <text:p/>
          </draw:line>
        </draw:g>
        <draw:g draw:id="id4">
          <draw:g>
            <draw:polygon draw:style-name="gr6" draw:text-style-name="P5" draw:layer="layout" svg:width="2.314cm" svg:height="1.027cm" svg:x="7.63cm" svg:y="3.877cm" svg:viewBox="0 0 2315 1028" draw:points="0,1028 0,1 2102,0 2102,222 2315,222 2315,1028">
              <text:p text:style-name="P2"><text:span text:style-name="T3">IORs</text:span></text:p>
            </draw:polygon>
            <draw:line draw:style-name="gr15" draw:text-style-name="P1" draw:layer="layout" svg:x1="9.742cm" svg:y1="3.887cm" svg:x2="9.931cm" svg:y2="4.095cm">
              <text:p/>
            </draw:line>
          </draw:g>
          <draw:g>
            <draw:polygon draw:style-name="gr8" draw:text-style-name="P6" draw:layer="layout" svg:width="2.314cm" svg:height="1.027cm" svg:x="7.329cm" svg:y="4.077cm" svg:viewBox="0 0 2315 1028" draw:points="0,1028 0,1 2102,0 2102,222 2315,222 2315,1028">
              <text:p text:style-name="P2"><text:span text:style-name="T3">IORs</text:span></text:p>
            </draw:polygon>
            <draw:line draw:style-name="gr1" draw:text-style-name="P1" draw:layer="layout" svg:x1="9.441cm" svg:y1="4.087cm" svg:x2="9.63cm" svg:y2="4.295cm">
              <text:p/>
            </draw:line>
          </draw:g>
        </draw:g>
        <draw:g draw:id="id6">
          <draw:polygon draw:style-name="gr8" draw:text-style-name="P6" draw:layer="layout" svg:width="2.314cm" svg:height="1.027cm" svg:x="15.491cm" svg:y="2.025cm" svg:viewBox="0 0 2315 1028" draw:points="0,1028 0,1 2102,0 2102,222 2315,222 2315,1028">
            <text:p text:style-name="P2"><text:span text:style-name="T3">EM.ior</text:span></text:p>
          </draw:polygon>
          <draw:line draw:style-name="gr1" draw:text-style-name="P1" draw:layer="layout" svg:x1="17.603cm" svg:y1="2.035cm" svg:x2="17.792cm" svg:y2="2.243cm">
            <text:p/>
          </draw:line>
        </draw:g>
        <draw:g draw:id="id7">
          <draw:polygon draw:style-name="gr8" draw:text-style-name="P6" draw:layer="layout" svg:width="2.314cm" svg:height="1.027cm" svg:x="26.595cm" svg:y="0.973cm" svg:viewBox="0 0 2315 1028" draw:points="0,1028 0,1 2102,0 2102,222 2315,222 2315,1028">
            <text:p text:style-name="P2"><text:span text:style-name="T3">DAM.ior</text:span></text:p>
          </draw:polygon>
          <draw:line draw:style-name="gr1" draw:text-style-name="P1" draw:layer="layout" svg:x1="28.707cm" svg:y1="0.983cm" svg:x2="28.896cm" svg:y2="1.191cm">
            <text:p/>
          </draw:line>
        </draw:g>
        <draw:g>
          <draw:polygon draw:style-name="gr8" draw:text-style-name="P6" draw:layer="layout" svg:width="1.918cm" svg:height="1.027cm" svg:x="12.002cm" svg:y="1.953cm" svg:viewBox="0 0 1919 1028" draw:points="0,1028 0,1 1742,0 1742,222 1919,222 1919,1028">
            <text:p text:style-name="P2"><text:span text:style-name="T3">.dat</text:span></text:p>
          </draw:polygon>
          <draw:line draw:style-name="gr1" draw:text-style-name="P1" draw:layer="layout" svg:x1="13.753cm" svg:y1="1.963cm" svg:x2="13.909cm" svg:y2="2.171cm">
            <text:p/>
          </draw:line>
        </draw:g>
        <draw:g>
          <draw:circle draw:style-name="gr16" draw:text-style-name="P6" draw:layer="layout" svg:width="0.751cm" svg:height="0.751cm" svg:x="6.469cm" svg:y="5.674cm">
            <text:p text:style-name="P2"><text:span text:style-name="T3">1</text:span></text:p>
          </draw:circle>
          <draw:frame draw:style-name="gr17" draw:text-style-name="P10" draw:layer="layout" svg:width="3.108cm" svg:height="0.496cm" svg:x="7.501cm" svg:y="5.816cm">
            <draw:text-box>
              <text:p text:style-name="P9"><text:span text:style-name="T7">start</text:span></text:p>
            </draw:text-box>
          </draw:frame>
        </draw:g>
        <draw:g>
          <draw:circle draw:style-name="gr16" draw:text-style-name="P6" draw:layer="layout" svg:width="0.751cm" svg:height="0.751cm" svg:x="22.645cm" svg:y="3.038cm">
            <text:p text:style-name="P2"><text:span text:style-name="T3">3</text:span></text:p>
          </draw:circle>
          <draw:frame draw:style-name="gr17" draw:text-style-name="P10" draw:layer="layout" svg:width="3.108cm" svg:height="0.496cm" svg:x="23.677cm" svg:y="3.18cm">
            <draw:text-box>
              <text:p text:style-name="P9"><text:span text:style-name="T7">start</text:span></text:p>
            </draw:text-box>
          </draw:frame>
        </draw:g>
        <draw:g draw:id="id2">
          <draw:polygon draw:style-name="gr8" draw:text-style-name="P6" draw:layer="layout" svg:width="6.226cm" svg:height="1.125cm" svg:x="18.762cm" svg:y="0.91cm" svg:viewBox="0 0 6227 1126" draw:points="0,1126 0,1 5653,0 5653,243 6227,243 6227,1126">
            <text:p text:style-name="P2"><text:span text:style-name="T3">flattened_deploymenplan.cdp</text:span></text:p>
          </draw:polygon>
          <draw:line draw:style-name="gr1" draw:text-style-name="P1" draw:layer="layout" svg:x1="24.615cm" svg:y1="0.921cm" svg:x2="24.963cm" svg:y2="1.149cm">
            <text:p/>
          </draw:line>
        </draw:g>
        <draw:connector draw:style-name="gr18" draw:text-style-name="P1" draw:layer="layout" draw:type="line" svg:x1="26.616cm" svg:y1="3.569cm" svg:x2="21.875cm" svg:y2="2.036cm" draw:start-shape="id1" draw:start-glue-point="0" draw:end-shape="id2" draw:end-glue-point="2" svg:d="m26616 3569-4741-1533">
          <text:p/>
        </draw:connector>
        <draw:g>
          <draw:circle draw:style-name="gr16" draw:text-style-name="P6" draw:layer="layout" svg:width="0.751cm" svg:height="0.751cm" svg:x="24.926cm" svg:y="2.147cm">
            <text:p text:style-name="P2"><text:span text:style-name="T3">4</text:span></text:p>
          </draw:circle>
          <draw:frame draw:style-name="gr17" draw:text-style-name="P10" draw:layer="layout" svg:width="3.108cm" svg:height="0.496cm" svg:x="25.958cm" svg:y="2.289cm">
            <draw:text-box>
              <text:p text:style-name="P9"><text:span text:style-name="T7">parse</text:span></text:p>
            </draw:text-box>
          </draw:frame>
        </draw:g>
        <draw:g>
          <draw:circle draw:style-name="gr16" draw:text-style-name="P6" draw:layer="layout" svg:width="0.751cm" svg:height="0.751cm" svg:x="24.162cm" svg:y="4.476cm">
            <text:p text:style-name="P2"><text:span text:style-name="T3">5</text:span></text:p>
          </draw:circle>
          <draw:frame draw:style-name="gr17" draw:text-style-name="P10" draw:layer="layout" svg:width="3.108cm" svg:height="0.496cm" svg:x="25.194cm" svg:y="4.618cm">
            <draw:text-box>
              <text:p text:style-name="P9"><text:span text:style-name="T7">create</text:span></text:p>
            </draw:text-box>
          </draw:frame>
        </draw:g>
        <draw:line draw:style-name="gr19" draw:text-style-name="P1" draw:layer="layout" svg:x1="9.817cm" svg:y1="4.748cm" svg:x2="14.119cm" svg:y2="7.319cm">
          <text:p/>
        </draw:line>
        <draw:connector draw:style-name="gr20" draw:text-style-name="P1" draw:layer="layout" draw:type="line" svg:x1="8.662cm" svg:y1="6.366cm" svg:x2="8.637cm" svg:y2="5.105cm" draw:start-shape="id3" draw:start-glue-point="0" draw:end-shape="id4" draw:end-glue-point="2" svg:d="m8662 6366-25-1261">
          <text:p/>
        </draw:connector>
        <draw:connector draw:style-name="gr20" draw:text-style-name="P1" draw:layer="layout" draw:type="line" svg:x1="16.645cm" svg:y1="5.489cm" svg:x2="16.648cm" svg:y2="3.053cm" draw:start-shape="id5" draw:start-glue-point="0" draw:end-shape="id6" draw:end-glue-point="2" svg:d="m16645 5489 3-2436">
          <text:p/>
        </draw:connector>
        <draw:connector draw:style-name="gr20" draw:text-style-name="P1" draw:layer="layout" draw:type="line" svg:x1="27.764cm" svg:y1="3.402cm" svg:x2="27.752cm" svg:y2="2.001cm" draw:end-shape="id7" draw:end-glue-point="2" svg:d="m27764 3402-12-1401">
          <text:p/>
        </draw:connector>
        <draw:line draw:style-name="gr19" draw:text-style-name="P1" draw:layer="layout" svg:x1="17.828cm" svg:y1="2.671cm" svg:x2="24.585cm" svg:y2="4.083cm">
          <text:p/>
        </draw:line>
        <draw:line draw:style-name="gr19" draw:text-style-name="P1" draw:layer="layout" svg:x1="12.883cm" svg:y1="3cm" svg:x2="14.836cm" svg:y2="7.295cm">
          <text:p/>
        </draw:line>
        <draw:g>
          <draw:circle draw:style-name="gr16" draw:text-style-name="P6" draw:layer="layout" svg:width="0.751cm" svg:height="0.751cm" svg:x="15.842cm" svg:y="4.407cm">
            <text:p text:style-name="P2"><text:span text:style-name="T3">2</text:span></text:p>
          </draw:circle>
          <draw:frame draw:style-name="gr17" draw:text-style-name="P10" draw:layer="layout" svg:width="3.108cm" svg:height="0.496cm" svg:x="16.874cm" svg:y="4.549cm">
            <draw:text-box>
              <text:p text:style-name="P9"><text:span text:style-name="T7">start</text:span></text:p>
            </draw:text-box>
          </draw:frame>
        </draw:g>
        <draw:connector draw:style-name="gr11" draw:text-style-name="P1" draw:layer="layout" draw:type="line" svg:x1="16.645cm" svg:y1="6.535cm" svg:x2="16.649cm" svg:y2="7.315cm" draw:start-shape="id5" draw:start-glue-point="2" draw:end-shape="id8" draw:end-glue-point="0" svg:d="m16645 6535 4 780">
          <text:p/>
        </draw:connector>
        <draw:g>
          <draw:circle draw:style-name="gr16" draw:text-style-name="P6" draw:layer="layout" svg:width="0.751cm" svg:height="0.751cm" svg:x="15.78cm" svg:y="6.603cm">
            <text:p text:style-name="P2"><text:span text:style-name="T3">7</text:span></text:p>
          </draw:circle>
          <draw:frame draw:style-name="gr17" draw:text-style-name="P10" draw:layer="layout" svg:width="3.108cm" svg:height="0.496cm" svg:x="16.812cm" svg:y="6.745cm">
            <draw:text-box>
              <text:p text:style-name="P9"><text:span text:style-name="T7">create</text:span></text:p>
            </draw:text-box>
          </draw:frame>
        </draw:g>
        <draw:g>
          <draw:rect draw:style-name="gr6" draw:text-style-name="P5" draw:id="id8" draw:layer="layout" svg:width="5.677cm" svg:height="1.103cm" svg:x="13.811cm" svg:y="7.315cm">
            <text:p text:style-name="P2"><text:span text:style-name="T3">DomainApplicationManager</text:span></text:p>
          </draw:rect>
          <draw:connector draw:style-name="gr21" draw:text-style-name="P1" draw:layer="layout" draw:type="line" svg:x1="16.649cm" svg:y1="8.418cm" svg:x2="16.652cm" svg:y2="9.014cm" draw:start-shape="id8" draw:start-glue-point="2" svg:d="m16649 8418 3 596">
            <text:p/>
          </draw:connector>
          <draw:rect draw:style-name="gr6" draw:text-style-name="P5" draw:layer="layout" svg:width="3.95cm" svg:height="1.103cm" svg:x="12.301cm" svg:y="14.27cm">
            <text:p text:style-name="P2"><text:span text:style-name="T3">DomainApplication</text:span></text:p>
          </draw:rect>
          <draw:polygon draw:style-name="gr9" draw:text-style-name="P1" draw:layer="layout" svg:width="0.244cm" svg:height="4.252cm" svg:x="14.107cm" svg:y="15.577cm" svg:viewBox="0 0 245 4253" draw:points="0,4253 0,0 245,0 245,4253">
            <text:p/>
          </draw:polygon>
        </draw:g>
        <draw:polygon draw:style-name="gr9" draw:text-style-name="P1" draw:id="id9" draw:layer="layout" svg:width="0.244cm" svg:height="13.671cm" svg:x="26.494cm" svg:y="5.193cm" svg:viewBox="0 0 245 13672" draw:points="0,13672 0,11536 0,8627 0,5641 0,0 245,0 245,13672">
          <text:p/>
        </draw:polygon>
        <draw:g>
          <draw:line draw:style-name="gr11" draw:text-style-name="P1" draw:layer="layout" svg:x1="26.44cm" svg:y1="9.411cm" svg:x2="16.839cm" svg:y2="9.411cm">
            <text:p/>
          </draw:line>
          <draw:g>
            <draw:ellipse draw:style-name="gr16" draw:text-style-name="P6" draw:layer="layout" svg:width="0.685cm" svg:height="0.751cm" svg:x="19.953cm" svg:y="9.498cm">
              <text:p text:style-name="P2"><text:span text:style-name="T3">10</text:span></text:p>
            </draw:ellipse>
            <draw:frame draw:style-name="gr17" draw:text-style-name="P10" draw:layer="layout" svg:width="2.834cm" svg:height="0.496cm" svg:x="20.894cm" svg:y="9.64cm">
              <draw:text-box>
                <text:p text:style-name="P9"><text:span text:style-name="T7">startLaunch()</text:span></text:p>
              </draw:text-box>
            </draw:frame>
          </draw:g>
        </draw:g>
        <draw:g>
          <draw:line draw:style-name="gr11" draw:text-style-name="P1" draw:layer="layout" svg:x1="26.402cm" svg:y1="15.634cm" svg:x2="14.345cm" svg:y2="15.616cm">
            <text:p/>
          </draw:line>
          <draw:g>
            <draw:ellipse draw:style-name="gr16" draw:text-style-name="P6" draw:layer="layout" svg:width="0.685cm" svg:height="0.751cm" svg:x="19.865cm" svg:y="15.698cm">
              <text:p text:style-name="P2"><text:span text:style-name="T3">15</text:span></text:p>
            </draw:ellipse>
            <draw:frame draw:style-name="gr17" draw:text-style-name="P10" draw:layer="layout" svg:width="3.363cm" svg:height="0.496cm" svg:x="20.806cm" svg:y="15.84cm">
              <draw:text-box>
                <text:p text:style-name="P9"><text:span text:style-name="T7">finishLaunch()</text:span></text:p>
              </draw:text-box>
            </draw:frame>
          </draw:g>
        </draw:g>
        <draw:g>
          <draw:line draw:style-name="gr11" draw:text-style-name="P1" draw:layer="layout" svg:x1="26.465cm" svg:y1="17.603cm" svg:x2="14.384cm" svg:y2="17.603cm">
            <text:p/>
          </draw:line>
          <draw:g>
            <draw:ellipse draw:style-name="gr16" draw:text-style-name="P6" draw:layer="layout" svg:width="0.684cm" svg:height="0.751cm" svg:x="19.968cm" svg:y="17.746cm">
              <text:p text:style-name="P2"><text:span text:style-name="T3">18</text:span></text:p>
            </draw:ellipse>
            <draw:frame draw:style-name="gr22" draw:text-style-name="P10" draw:layer="layout" svg:width="2.834cm" svg:height="0.56cm" svg:x="20.909cm" svg:y="17.888cm">
              <draw:text-box>
                <text:p text:style-name="P9"><text:span text:style-name="T7">start()</text:span></text:p>
              </draw:text-box>
            </draw:frame>
          </draw:g>
        </draw:g>
        <draw:connector draw:style-name="gr21" draw:text-style-name="P1" draw:layer="layout" draw:type="line" svg:x1="26.616cm" svg:y1="4.615cm" svg:x2="26.616cm" svg:y2="5.193cm" draw:start-shape="id1" draw:start-glue-point="2" draw:end-shape="id9" draw:end-glue-point="0" svg:d="m26616 4615v578">
          <text:p/>
        </draw:connector>
        <draw:connector draw:style-name="gr21" draw:text-style-name="P1" draw:layer="layout" draw:type="line" svg:x1="26.616cm" svg:y1="18.865cm" svg:x2="26.622cm" svg:y2="19.666cm" draw:start-shape="id9" draw:start-glue-point="2" svg:d="m26616 18865 6 801">
          <text:p/>
        </draw:connector>
        <draw:line draw:style-name="gr11" draw:text-style-name="P1" draw:layer="layout" svg:x1="26.458cm" svg:y1="5.405cm" svg:x2="23.922cm" svg:y2="5.41cm">
          <text:p/>
        </draw:line>
        <draw:g>
          <draw:g>
            <draw:circle draw:style-name="gr16" draw:text-style-name="P6" draw:layer="layout" svg:width="0.751cm" svg:height="0.751cm" svg:x="21.479cm" svg:y="6.127cm">
              <text:p text:style-name="P2"><text:span text:style-name="T3">6</text:span></text:p>
            </draw:circle>
            <draw:frame draw:style-name="gr17" draw:text-style-name="P10" draw:layer="layout" svg:width="3.108cm" svg:height="0.496cm" svg:x="22.511cm" svg:y="6.269cm">
              <draw:text-box>
                <text:p text:style-name="P9"><text:span text:style-name="T7">preparePlan()</text:span></text:p>
              </draw:text-box>
            </draw:frame>
          </draw:g>
          <draw:line draw:style-name="gr11" draw:text-style-name="P1" draw:layer="layout" svg:x1="26.467cm" svg:y1="5.965cm" svg:x2="18.694cm" svg:y2="5.965cm">
            <text:p/>
          </draw:line>
        </draw:g>
        <draw:line draw:style-name="gr11" draw:text-style-name="P1" draw:layer="layout" svg:x1="16.493cm" svg:y1="10.311cm" svg:x2="11.523cm" svg:y2="10.311cm">
          <text:p/>
        </draw:line>
        <draw:g>
          <draw:circle draw:style-name="gr16" draw:text-style-name="P6" draw:layer="layout" svg:width="0.751cm" svg:height="0.751cm" svg:x="12.085cm" svg:y="10.502cm">
            <text:p text:style-name="P2"><text:span text:style-name="T3">11</text:span></text:p>
          </draw:circle>
          <draw:frame draw:style-name="gr17" draw:text-style-name="P10" draw:layer="layout" svg:width="3.108cm" svg:height="0.496cm" svg:x="13.117cm" svg:y="10.644cm">
            <draw:text-box>
              <text:p text:style-name="P9"><text:span text:style-name="T7">startLaunch()</text:span></text:p>
            </draw:text-box>
          </draw:frame>
        </draw:g>
        <draw:g draw:id="id3">
          <draw:rect draw:style-name="gr7" draw:text-style-name="P6" draw:layer="layout" svg:width="3.815cm" svg:height="1.044cm" svg:x="7.104cm" svg:y="6.366cm" draw:corner-radius="0.5cm">
            <text:p/>
          </draw:rect>
          <draw:rect draw:style-name="gr7" draw:text-style-name="P6" draw:layer="layout" svg:width="3.952cm" svg:height="1.046cm" svg:x="6.705cm" svg:y="6.6cm" draw:corner-radius="0.5cm">
            <text:p/>
          </draw:rect>
          <draw:rect draw:style-name="gr8" draw:text-style-name="P6" draw:layer="layout" svg:width="3.952cm" svg:height="1.046cm" svg:x="6.405cm" svg:y="6.835cm" draw:corner-radius="0.5cm">
            <text:p text:style-name="P2"><text:span text:style-name="T3">NodeManager</text:span></text:p>
          </draw:rect>
        </draw:g>
        <draw:line draw:style-name="gr21" draw:text-style-name="P1" draw:layer="layout" svg:x1="8.647cm" svg:y1="7.874cm" svg:x2="8.647cm" svg:y2="8.934cm">
          <text:p/>
        </draw:line>
        <draw:g>
          <draw:line draw:style-name="gr21" draw:text-style-name="P1" draw:layer="layout" svg:x1="9.056cm" svg:y1="7.874cm" svg:x2="9.056cm" svg:y2="8.228cm">
            <text:p/>
          </draw:line>
          <draw:line draw:style-name="gr23" draw:text-style-name="P1" draw:layer="layout" svg:x1="9.056cm" svg:y1="8.256cm" svg:x2="9.056cm" svg:y2="8.726cm">
            <text:p/>
          </draw:line>
        </draw:g>
        <draw:g>
          <draw:line draw:style-name="gr21" draw:text-style-name="P1" draw:layer="layout" svg:x1="9.456cm" svg:y1="7.892cm" svg:x2="9.456cm" svg:y2="8.147cm">
            <text:p/>
          </draw:line>
          <draw:line draw:style-name="gr23" draw:text-style-name="P1" draw:layer="layout" svg:x1="9.456cm" svg:y1="8.147cm" svg:x2="9.456cm" svg:y2="8.541cm">
            <text:p/>
          </draw:line>
        </draw:g>
        <draw:g>
          <draw:line draw:style-name="gr11" draw:text-style-name="P1" draw:layer="layout" svg:x1="8.91cm" svg:y1="10.583cm" svg:x2="8.91cm" svg:y2="12.331cm">
            <text:p/>
          </draw:line>
          <draw:line draw:style-name="gr11" draw:text-style-name="P1" draw:layer="layout" svg:x1="9.31cm" svg:y1="10.583cm" svg:x2="9.31cm" svg:y2="12.14cm">
            <text:p/>
          </draw:line>
          <draw:line draw:style-name="gr11" draw:text-style-name="P1" draw:layer="layout" svg:x1="9.734cm" svg:y1="10.583cm" svg:x2="9.734cm" svg:y2="11.921cm">
            <text:p/>
          </draw:line>
          <draw:g>
            <draw:ellipse draw:style-name="gr16" draw:text-style-name="P6" draw:layer="layout" svg:width="0.751cm" svg:height="0.748cm" svg:x="5.902cm" svg:y="10.845cm">
              <text:p text:style-name="P2"><text:span text:style-name="T3">12</text:span></text:p>
            </draw:ellipse>
            <draw:frame draw:style-name="gr24" draw:text-style-name="P10" draw:layer="layout" svg:width="3.108cm" svg:height="0.657cm" svg:x="6.735cm" svg:y="10.907cm">
              <draw:text-box>
                <text:p text:style-name="P9"><text:span text:style-name="T7">create</text:span></text:p>
              </draw:text-box>
            </draw:frame>
          </draw:g>
        </draw:g>
        <draw:frame draw:style-name="gr25" draw:text-style-name="P12" draw:layer="layout" svg:width="18.165cm" svg:height="1.323cm" svg:x="0.764cm" svg:y="0.423cm">
          <draw:text-box>
            <text:p text:style-name="P11"><text:span text:style-name="T8">DAnCE Deployment Runtime</text:span></text:p>
          </draw:text-box>
        </draw:frame>
        <draw:g>
          <draw:g>
            <draw:circle draw:style-name="gr16" draw:text-style-name="P6" draw:layer="layout" svg:width="0.751cm" svg:height="0.751cm" svg:x="5.614cm" svg:y="14.022cm">
              <text:p text:style-name="P2"><text:span text:style-name="T3">13</text:span></text:p>
            </draw:circle>
            <draw:frame draw:style-name="gr26" draw:text-style-name="P10" draw:layer="layout" svg:width="3.775cm" svg:height="0.975cm" svg:x="6.466cm" svg:y="14.034cm">
              <draw:text-box>
                <text:p text:style-name="P9"><text:span text:style-name="T7">preparePlan</text:span></text:p>
              </draw:text-box>
            </draw:frame>
          </draw:g>
        </draw:g>
        <draw:polygon draw:style-name="gr9" draw:text-style-name="P1" draw:id="id11" draw:layer="layout" svg:width="0.244cm" svg:height="6.15cm" svg:x="9.255cm" svg:y="13.556cm" svg:viewBox="0 0 245 6151" draw:points="0,6151 0,0 245,0 245,6151">
          <text:p/>
        </draw:polygon>
        <draw:connector draw:style-name="gr21" draw:text-style-name="P1" draw:layer="layout" draw:type="line" svg:x1="9.379cm" svg:y1="13.327cm" svg:x2="9.377cm" svg:y2="13.556cm" draw:start-shape="id10" draw:start-glue-point="2" draw:end-shape="id11" draw:end-glue-point="0" svg:d="m9379 13327-2 229">
          <text:p/>
        </draw:connector>
        <draw:line draw:style-name="gr11" draw:text-style-name="P1" draw:layer="layout" svg:x1="9.212cm" svg:y1="13.904cm" svg:x2="5.182cm" svg:y2="13.911cm">
          <text:p/>
        </draw:line>
        <draw:line draw:style-name="gr11" draw:text-style-name="P1" draw:layer="layout" svg:x1="9.238cm" svg:y1="15.468cm" svg:x2="5.295cm" svg:y2="15.457cm">
          <text:p/>
        </draw:line>
        <draw:g>
          <draw:line draw:style-name="gr11" draw:text-style-name="P1" draw:layer="layout" svg:x1="14.106cm" svg:y1="16.252cm" svg:x2="9.521cm" svg:y2="16.236cm">
            <text:p/>
          </draw:line>
          <draw:g>
            <draw:circle draw:style-name="gr16" draw:text-style-name="P6" draw:layer="layout" svg:width="0.751cm" svg:height="0.751cm" svg:x="9.855cm" svg:y="16.365cm">
              <text:p text:style-name="P2"><text:span text:style-name="T3">16</text:span></text:p>
            </draw:circle>
            <draw:frame draw:style-name="gr17" draw:text-style-name="P10" draw:layer="layout" svg:width="3.765cm" svg:height="0.496cm" svg:x="10.887cm" svg:y="16.507cm">
              <draw:text-box>
                <text:p text:style-name="P11"><text:span text:style-name="T7">finishLaunch ()</text:span></text:p>
              </draw:text-box>
            </draw:frame>
          </draw:g>
          <draw:line draw:style-name="gr11" draw:text-style-name="P1" draw:layer="layout" svg:x1="14.146cm" svg:y1="18.875cm" svg:x2="9.521cm" svg:y2="18.886cm">
            <text:p/>
          </draw:line>
          <draw:g>
            <draw:circle draw:style-name="gr16" draw:text-style-name="P6" draw:layer="layout" svg:width="0.751cm" svg:height="0.751cm" svg:x="10.816cm" svg:y="19.064cm">
              <text:p text:style-name="P2"><text:span text:style-name="T3">19</text:span></text:p>
            </draw:circle>
            <draw:frame draw:style-name="gr17" draw:text-style-name="P10" draw:layer="layout" svg:width="3.108cm" svg:height="0.496cm" svg:x="11.848cm" svg:y="19.206cm">
              <draw:text-box>
                <text:p text:style-name="P9"><text:span text:style-name="T7">start()</text:span></text:p>
              </draw:text-box>
            </draw:frame>
          </draw:g>
        </draw:g>
        <draw:g>
          <draw:g>
            <draw:circle draw:style-name="gr16" draw:text-style-name="P6" draw:layer="layout" svg:width="0.751cm" svg:height="0.751cm" svg:x="3.881cm" svg:y="19.508cm">
              <text:p text:style-name="P2"><text:span text:style-name="T3">20</text:span></text:p>
            </draw:circle>
            <draw:frame draw:style-name="gr17" draw:text-style-name="P10" draw:layer="layout" svg:width="3.108cm" svg:height="0.496cm" svg:x="4.913cm" svg:y="19.65cm">
              <draw:text-box>
                <text:p text:style-name="P9"><text:span text:style-name="T7">start</text:span></text:p>
              </draw:text-box>
            </draw:frame>
          </draw:g>
        </draw:g>
        <draw:g>
          <draw:line draw:style-name="gr27" draw:text-style-name="P1" draw:layer="layout" svg:x1="9.115cm" svg:y1="19.58cm" svg:x2="2.878cm" svg:y2="19.58cm">
            <text:p/>
          </draw:line>
          <draw:line draw:style-name="gr11" draw:text-style-name="P1" draw:layer="layout" svg:x1="2.861cm" svg:y1="19.669cm" svg:x2="2.848cm" svg:y2="18.44cm">
            <text:p/>
          </draw:line>
        </draw:g>
        <draw:g>
          <draw:line draw:style-name="gr21" draw:text-style-name="P1" draw:layer="layout" svg:x1="9.756cm" svg:y1="13.374cm" svg:x2="9.756cm" svg:y2="13.848cm">
            <text:p/>
          </draw:line>
          <draw:line draw:style-name="gr23" draw:text-style-name="P1" draw:layer="layout" svg:x1="9.756cm" svg:y1="13.848cm" svg:x2="9.756cm" svg:y2="14.295cm">
            <text:p/>
          </draw:line>
        </draw:g>
        <draw:g>
          <draw:line draw:style-name="gr21" draw:text-style-name="P1" draw:layer="layout" svg:x1="10.156cm" svg:y1="13.374cm" svg:x2="10.156cm" svg:y2="13.607cm">
            <text:p/>
          </draw:line>
          <draw:line draw:style-name="gr23" draw:text-style-name="P1" draw:layer="layout" svg:x1="10.156cm" svg:y1="13.642cm" svg:x2="10.156cm" svg:y2="14.06cm">
            <text:p/>
          </draw:line>
        </draw:g>
        <draw:g>
          <draw:circle draw:style-name="gr16" draw:text-style-name="P6" draw:layer="layout" svg:width="0.751cm" svg:height="0.751cm" svg:x="5.572cm" svg:y="15.663cm">
            <text:p text:style-name="P2"><text:span text:style-name="T3">14</text:span></text:p>
          </draw:circle>
          <draw:frame draw:style-name="gr17" draw:text-style-name="P10" draw:layer="layout" svg:width="3.108cm" svg:height="0.496cm" svg:x="6.485cm" svg:y="15.567cm">
            <draw:text-box>
              <text:p text:style-name="P9"><text:span text:style-name="T7">startLaunch</text:span></text:p>
            </draw:text-box>
          </draw:frame>
        </draw:g>
        <draw:connector draw:style-name="gr11" draw:text-style-name="P1" draw:layer="layout" draw:type="line" svg:x1="8.662cm" svg:y1="7.881cm" svg:x2="8.639cm" svg:y2="9.603cm" draw:start-shape="id3" draw:start-glue-point="2" draw:end-shape="id12" draw:end-glue-point="0" svg:d="m8662 7881-23 1722">
          <text:p/>
        </draw:connector>
        <draw:g>
          <draw:circle draw:style-name="gr16" draw:text-style-name="P6" draw:layer="layout" svg:width="0.751cm" svg:height="0.751cm" svg:x="6.761cm" svg:y="8.3cm">
            <text:p text:style-name="P2"><text:span text:style-name="T3">9</text:span></text:p>
          </draw:circle>
          <draw:frame draw:style-name="gr17" draw:text-style-name="P10" draw:layer="layout" svg:width="3.108cm" svg:height="0.496cm" svg:x="7.793cm" svg:y="8.442cm">
            <draw:text-box>
              <text:p text:style-name="P9"><text:span text:style-name="T7">create</text:span></text:p>
            </draw:text-box>
          </draw:frame>
        </draw:g>
        <draw:g>
          <draw:g>
            <draw:circle draw:style-name="gr16" draw:text-style-name="P6" draw:layer="layout" svg:width="0.751cm" svg:height="0.751cm" svg:x="9.892cm" svg:y="7.829cm">
              <text:p text:style-name="P2"><text:span text:style-name="T3">8</text:span></text:p>
            </draw:circle>
            <draw:frame draw:style-name="gr17" draw:text-style-name="P10" draw:layer="layout" svg:width="3.108cm" svg:height="0.496cm" svg:x="10.924cm" svg:y="7.971cm">
              <draw:text-box>
                <text:p text:style-name="P9"><text:span text:style-name="T7">preparePlan()</text:span></text:p>
              </draw:text-box>
            </draw:frame>
          </draw:g>
          <draw:line draw:style-name="gr11" draw:text-style-name="P1" draw:layer="layout" svg:x1="13.798cm" svg:y1="7.566cm" svg:x2="10.295cm" svg:y2="7.566cm">
            <text:p/>
          </draw:line>
        </draw:g>
        <draw:line draw:style-name="gr14" draw:text-style-name="P1" draw:layer="layout" svg:x1="21.097cm" svg:y1="5.532cm" svg:x2="19.482cm" svg:y2="7.319cm">
          <text:p/>
        </draw:line>
        <draw:polygon draw:style-name="gr9" draw:text-style-name="P1" draw:layer="layout" svg:width="0.244cm" svg:height="4.734cm" svg:x="16.531cm" svg:y="9.014cm" svg:viewBox="0 0 245 4735" draw:points="0,4735 0,0 245,0 245,4735">
          <text:p/>
        </draw:polygon>
        <draw:line draw:style-name="gr11" draw:text-style-name="P1" draw:layer="layout" svg:x1="9.173cm" svg:y1="17.092cm" svg:x2="5.295cm" svg:y2="17.126cm">
          <text:p/>
        </draw:line>
        <draw:g>
          <draw:ellipse draw:style-name="gr16" draw:text-style-name="P6" draw:layer="layout" svg:width="0.733cm" svg:height="0.751cm" svg:x="5.624cm" svg:y="17.214cm">
            <text:p text:style-name="P2"><text:span text:style-name="T3">17</text:span></text:p>
          </draw:ellipse>
          <draw:frame draw:style-name="gr17" draw:text-style-name="P10" draw:layer="layout" svg:width="3.036cm" svg:height="0.496cm" svg:x="6.445cm" svg:y="17.118cm">
            <draw:text-box>
              <text:p text:style-name="P9"><text:span text:style-name="T7">finishLaunc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7cm" fo:margin-left="0.601cm" fo:margin-right="0.63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Friedhelm Wolf</meta:initial-creator>
    <meta:creation-date>2005-08-01T09:57:31</meta:creation-date>
    <dc:date>2010-07-01T15:54:16</dc:date>
    <meta:printed-by>Friedhelm Wolf</meta:printed-by>
    <meta:print-date>2005-08-10T14:00:07</meta:print-date>
    <dc:language>de-DE</dc:language>
    <meta:editing-cycles>42</meta:editing-cycles>
    <meta:editing-duration>PT05H59M41S</meta:editing-duration>
    <meta:document-statistic meta:object-count="190"/>
    <meta:user-defined meta:name="Info 1"/>
    <meta:user-defined meta:name="Info 2"/>
    <meta:user-defined meta:name="Info 3"/>
    <meta:user-defined meta:name="Info 4"/>
  </office:meta>
</office:document-meta>
</file>